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color="#222222"/>
    </style:style>
    <style:style style:name="T26_2" style:family="text">
      <style:text-properties fo:background-color="#ffffff" fo:color="#222222"/>
    </style:style>
    <style:style style:name="T26_3" style:family="text">
      <style:text-properties fo:background-color="#ffffff" fo:color="#222222"/>
    </style:style>
    <style:style style:name="T26_4" style:family="text">
      <style:text-properties fo:background-color="#ffffff" fo:color="#222222"/>
    </style:style>
    <style:style style:name="T26_5" style:family="text">
      <style:text-properties fo:background-color="#ffffff" fo:color="#222222"/>
    </style:style>
    <style:style style:name="T26_6" style:family="text">
      <style:text-properties fo:background-color="#ffffff" fo:color="#222222"/>
    </style:style>
    <style:style style:name="T26_7" style:family="text">
      <style:text-properties fo:background-color="#ffffff" fo:color="#222222"/>
    </style:style>
    <style:style style:name="T26_8" style:family="text">
      <style:text-properties fo:background-color="#ffffff" fo:color="#222222"/>
    </style:style>
    <style:style style:name="T26_9" style:family="text">
      <style:text-properties fo:background-color="#ffffff" fo:color="#222222"/>
    </style:style>
    <style:style style:name="T26_10" style:family="text">
      <style:text-properties fo:background-color="#ffffff" fo:color="#222222"/>
    </style:style>
    <style:style style:name="T26_11" style:family="text">
      <style:text-properties fo:background-color="#ffffff" fo:color="#222222"/>
    </style:style>
    <style:style style:name="T26_12" style:family="text">
      <style:text-properties fo:background-color="#ffffff" fo:color="#222222"/>
    </style:style>
    <style:style style:name="T26_13" style:family="text">
      <style:text-properties fo:background-color="#ffffff" fo:color="#222222"/>
    </style:style>
    <style:style style:name="T26_14" style:family="text">
      <style:text-properties fo:background-color="#ffffff" fo:color="#222222"/>
    </style:style>
    <style:style style:name="T26_15" style:family="text">
      <style:text-properties fo:background-color="#ffffff" fo:color="#222222"/>
    </style:style>
    <style:style style:name="T26_16" style:family="text">
      <style:text-properties fo:background-color="#ffffff" fo:color="#222222"/>
    </style:style>
    <style:style style:name="T26_17" style:family="text">
      <style:text-properties fo:background-color="#ffffff" fo:color="#222222"/>
    </style:style>
    <style:style style:name="T26_18" style:family="text">
      <style:text-properties fo:background-color="#ffffff" fo:color="#222222"/>
    </style:style>
    <style:style style:name="T26_19" style:family="text">
      <style:text-properties fo:background-color="#ffffff" fo:color="#222222"/>
    </style:style>
    <style:style style:name="T26_20" style:family="text">
      <style:text-properties fo:background-color="#ffffff" fo:color="#222222"/>
    </style:style>
    <style:style style:name="T26_21" style:family="text">
      <style:text-properties fo:background-color="#ffffff" fo:color="#222222"/>
    </style:style>
    <style:style style:name="T26_22" style:family="text">
      <style:text-properties fo:background-color="#ffffff" fo:color="#222222"/>
    </style:style>
    <style:style style:name="T26_23" style:family="text">
      <style:text-properties fo:background-color="#ffffff" fo:color="#222222"/>
    </style:style>
    <style:style style:name="T26_24" style:family="text">
      <style:text-properties fo:background-color="#ffffff" fo:color="#222222"/>
    </style:style>
    <style:style style:name="T26_25" style:family="text">
      <style:text-properties fo:background-color="#ffffff" fo:color="#222222"/>
    </style:style>
    <style:style style:name="T26_26" style:family="text">
      <style:text-properties fo:background-color="#ffffff" fo:color="#222222"/>
    </style:style>
    <style:style style:name="T26_27" style:family="text">
      <style:text-properties fo:background-color="#ffffff" fo:color="#222222"/>
    </style:style>
    <style:style style:name="T26_28" style:family="text">
      <style:text-properties fo:background-color="#ffffff" fo:color="#222222"/>
    </style:style>
    <style:style style:name="T26_29" style:family="text">
      <style:text-properties fo:background-color="#ffffff" fo:color="#222222"/>
    </style:style>
    <style:style style:name="T26_30" style:family="text">
      <style:text-properties fo:background-color="#ffffff" fo:color="#222222"/>
    </style:style>
    <style:style style:name="T26_31" style:family="text">
      <style:text-properties fo:background-color="#ffffff" fo:color="#222222"/>
    </style:style>
    <style:style style:name="T26_32" style:family="text">
      <style:text-properties fo:background-color="#ffffff" fo:color="#222222"/>
    </style:style>
    <style:style style:name="T26_33" style:family="text">
      <style:text-properties fo:background-color="#ffffff" fo:color="#222222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color="#222222"/>
    </style:style>
    <style:style style:name="T27_2" style:family="text">
      <style:text-properties fo:background-color="#ffffff" fo:color="#222222"/>
    </style:style>
    <style:style style:name="T27_3" style:family="text">
      <style:text-properties fo:background-color="#ffffff" fo:color="#222222"/>
    </style:style>
    <style:style style:name="T27_4" style:family="text">
      <style:text-properties fo:background-color="#ffffff" fo:color="#222222"/>
    </style:style>
    <style:style style:name="T27_5" style:family="text">
      <style:text-properties fo:background-color="#ffffff" fo:color="#222222"/>
    </style:style>
    <style:style style:name="T27_6" style:family="text">
      <style:text-properties fo:background-color="#ffffff" fo:color="#222222"/>
    </style:style>
    <style:style style:name="T27_7" style:family="text">
      <style:text-properties fo:background-color="#ffffff" fo:color="#222222"/>
    </style:style>
    <style:style style:name="T27_8" style:family="text">
      <style:text-properties fo:background-color="#ffffff" fo:color="#222222"/>
    </style:style>
    <style:style style:name="T27_9" style:family="text">
      <style:text-properties fo:background-color="#ffffff" fo:color="#222222"/>
    </style:style>
    <style:style style:name="T27_10" style:family="text">
      <style:text-properties fo:background-color="#ffffff" fo:color="#222222"/>
    </style:style>
    <style:style style:name="T27_11" style:family="text">
      <style:text-properties fo:background-color="#ffffff" fo:color="#222222"/>
    </style:style>
    <style:style style:name="T27_12" style:family="text">
      <style:text-properties fo:background-color="#ffffff" fo:color="#222222"/>
    </style:style>
    <style:style style:name="T27_13" style:family="text">
      <style:text-properties fo:background-color="#ffffff" fo:color="#222222"/>
    </style:style>
    <style:style style:name="T27_14" style:family="text">
      <style:text-properties fo:background-color="#ffffff" fo:color="#222222"/>
    </style:style>
    <style:style style:name="T27_15" style:family="text">
      <style:text-properties fo:background-color="#ffffff" fo:color="#222222"/>
    </style:style>
    <style:style style:name="T27_16" style:family="text">
      <style:text-properties fo:background-color="#ffffff" fo:color="#222222"/>
    </style:style>
    <style:style style:name="T27_17" style:family="text">
      <style:text-properties fo:background-color="#ffffff" fo:color="#222222"/>
    </style:style>
    <style:style style:name="T27_18" style:family="text">
      <style:text-properties fo:background-color="#ffffff" fo:color="#222222"/>
    </style:style>
    <style:style style:name="T27_19" style:family="text">
      <style:text-properties fo:background-color="#ffffff" fo:color="#222222"/>
    </style:style>
    <style:style style:name="T27_20" style:family="text">
      <style:text-properties fo:background-color="#ffffff" fo:color="#222222"/>
    </style:style>
    <style:style style:name="T27_21" style:family="text">
      <style:text-properties fo:background-color="#ffffff" fo:color="#222222"/>
    </style:style>
    <style:style style:name="T27_22" style:family="text">
      <style:text-properties fo:background-color="#ffffff" fo:color="#222222"/>
    </style:style>
    <style:style style:name="T27_23" style:family="text">
      <style:text-properties fo:background-color="#ffffff" fo:color="#222222"/>
    </style:style>
    <style:style style:name="T27_24" style:family="text">
      <style:text-properties fo:background-color="#ffffff" fo:color="#222222"/>
    </style:style>
    <style:style style:name="T27_25" style:family="text">
      <style:text-properties fo:background-color="#ffffff" fo:color="#222222"/>
    </style:style>
    <style:style style:name="T27_26" style:family="text">
      <style:text-properties fo:background-color="#ffffff" fo:color="#222222"/>
    </style:style>
    <style:style style:name="T27_27" style:family="text">
      <style:text-properties fo:background-color="#ffffff" fo:color="#222222"/>
    </style:style>
    <style:style style:name="T27_28" style:family="text">
      <style:text-properties fo:background-color="#ffffff" fo:color="#222222"/>
    </style:style>
    <style:style style:name="T27_29" style:family="text">
      <style:text-properties fo:background-color="#ffffff" fo:color="#222222"/>
    </style:style>
    <style:style style:name="T27_30" style:family="text">
      <style:text-properties fo:background-color="#ffffff" fo:color="#222222"/>
    </style:style>
    <style:style style:name="T27_31" style:family="text">
      <style:text-properties fo:background-color="#ffffff" fo:color="#222222"/>
    </style:style>
    <style:style style:name="T27_32" style:family="text">
      <style:text-properties fo:background-color="#ffffff" fo:color="#222222"/>
    </style:style>
    <style:style style:name="T27_33" style:family="text">
      <style:text-properties fo:background-color="#ffffff" fo:color="#222222"/>
    </style:style>
    <style:style style:name="T27_34" style:family="text">
      <style:text-properties fo:background-color="#ffffff" fo:color="#222222"/>
    </style:style>
    <style:style style:name="T27_35" style:family="text">
      <style:text-properties fo:background-color="#ffffff" fo:color="#222222"/>
    </style:style>
    <style:style style:name="T27_36" style:family="text">
      <style:text-properties fo:background-color="#ffffff" fo:color="#222222"/>
    </style:style>
    <style:style style:name="T27_37" style:family="text">
      <style:text-properties fo:background-color="#ffffff" fo:color="#222222"/>
    </style:style>
    <style:style style:name="T27_38" style:family="text">
      <style:text-properties fo:background-color="#ffffff" fo:color="#222222"/>
    </style:style>
    <style:style style:name="T27_39" style:family="text">
      <style:text-properties fo:background-color="#ffffff" fo:color="#222222"/>
    </style:style>
    <style:style style:name="T27_40" style:family="text">
      <style:text-properties fo:background-color="#ffffff" fo:color="#222222"/>
    </style:style>
    <style:style style:name="T27_41" style:family="text">
      <style:text-properties fo:background-color="#ffffff" fo:color="#222222"/>
    </style:style>
    <style:style style:name="T27_42" style:family="text">
      <style:text-properties fo:background-color="#ffffff" fo:color="#222222"/>
    </style:style>
    <style:style style:name="T27_43" style:family="text">
      <style:text-properties fo:background-color="#ffffff" fo:color="#222222"/>
    </style:style>
    <style:style style:name="T27_44" style:family="text">
      <style:text-properties fo:background-color="#ffffff" fo:color="#222222"/>
    </style:style>
    <style:style style:name="T27_45" style:family="text">
      <style:text-properties fo:background-color="#ffffff" fo:color="#222222"/>
    </style:style>
    <style:style style:name="T27_46" style:family="text">
      <style:text-properties fo:background-color="#ffffff" fo:color="#222222"/>
    </style:style>
    <style:style style:name="T27_47" style:family="text">
      <style:text-properties fo:background-color="#ffffff" fo:color="#222222"/>
    </style:style>
    <style:style style:name="T27_48" style:family="text">
      <style:text-properties fo:background-color="#ffffff" fo:color="#222222"/>
    </style:style>
    <style:style style:name="T27_49" style:family="text">
      <style:text-properties fo:background-color="#ffffff" fo:color="#222222"/>
    </style:style>
    <style:style style:name="T27_50" style:family="text">
      <style:text-properties fo:background-color="#ffffff" fo:color="#222222"/>
    </style:style>
    <style:style style:name="T27_51" style:family="text">
      <style:text-properties fo:background-color="#ffffff" fo:color="#222222"/>
    </style:style>
    <style:style style:name="T27_52" style:family="text">
      <style:text-properties fo:background-color="#ffffff" fo:color="#222222"/>
    </style:style>
    <style:style style:name="T27_53" style:family="text">
      <style:text-properties fo:background-color="#ffffff" fo:color="#222222"/>
    </style:style>
  </office:automatic-styles>
  <office:body>
    <office:text>
      <text:p text:style-name="P1"><text:span text:style-name="T1_1">Godzilla</text:span><text:span text:style-name="T1_2"><text:s/></text:span><text:span text:style-name="T1_3">Buttkickers</text:span><text:span text:style-name="T1_4">:<text:s/></text:span><text:span text:style-name="T1_5">Phase</text:span><text:span text:style-name="T1_6"><text:s/>1</text:span></text:p>
      <text:p text:style-name="P2"><text:span text:style-name="T2_1">Team</text:span><text:span text:style-name="T2_2"><text:s/></text:span><text:span text:style-name="T2_3">Name</text:span><text:span text:style-name="T2_4">:</text:span></text:p>
      <text:p text:style-name="P3"><text:span text:style-name="T3_1">Godzilla</text:span><text:span text:style-name="T3_2"><text:s/></text:span><text:span text:style-name="T3_3">Buttkickers</text:span></text:p>
      <text:p text:style-name="P4"><text:span text:style-name="T4_1"><text:s/></text:span></text:p>
      <text:p text:style-name="P5"><text:span text:style-name="T5_1">Team</text:span><text:span text:style-name="T5_2"><text:s/></text:span><text:span text:style-name="T5_3">Members</text:span><text:span text:style-name="T5_4">:</text:span></text:p>
      <text:p text:style-name="P6"><text:span text:style-name="T6_1">Kristen</text:span><text:span text:style-name="T6_2"><text:s/></text:span><text:span text:style-name="T6_3">Moor</text:span><text:span text:style-name="T6_4">-<text:s/></text:span><text:span text:style-name="T6_5">Plan</text:span><text:span text:style-name="T6_6"><text:s/></text:span><text:span text:style-name="T6_7">II</text:span></text:p>
      <text:p text:style-name="P7"><text:span text:style-name="T7_1">Sergio</text:span><text:span text:style-name="T7_2"><text:s/></text:span><text:span text:style-name="T7_3">Furgeson</text:span><text:span text:style-name="T7_4">-<text:s/></text:span><text:span text:style-name="T7_5">Math</text:span><text:span text:style-name="T7_6">,<text:s/></text:span><text:span text:style-name="T7_7">Linguistics</text:span><text:span text:style-name="T7_8">,<text:s/></text:span><text:span text:style-name="T7_9">Japanese</text:span></text:p>
      <text:p text:style-name="P8"><text:span text:style-name="T8_1">Dan</text:span><text:span text:style-name="T8_2"><text:s/></text:span><text:span text:style-name="T8_3">Rutledge</text:span><text:span text:style-name="T8_4">-<text:s/></text:span><text:span text:style-name="T8_5">Mathematics</text:span></text:p>
      <text:p text:style-name="P9"><text:span text:style-name="T9_1">Samuel</text:span><text:span text:style-name="T9_2"><text:s/></text:span><text:span text:style-name="T9_3">Friedman</text:span><text:span text:style-name="T9_4">-<text:s/></text:span><text:span text:style-name="T9_5">Mathematics</text:span><text:span text:style-name="T9_6"><text:s/></text:span></text:p>
      <text:p text:style-name="P10"><text:span text:style-name="T10_1">Lachhab</text:span><text:span text:style-name="T10_2"><text:s/></text:span><text:span text:style-name="T10_3">Beaoui</text:span><text:span text:style-name="T10_4">-<text:s/></text:span><text:span text:style-name="T10_5">Neuroscience</text:span></text:p>
      <text:p text:style-name="P11"><text:span text:style-name="T11_1">Phani</text:span><text:span text:style-name="T11_2"><text:s/></text:span><text:span text:style-name="T11_3">Karne</text:span><text:span text:style-name="T11_4">-<text:s/></text:span><text:span text:style-name="T11_5">Biochemistry</text:span></text:p>
      <text:p text:style-name="P12"/>
      <text:p text:style-name="P13"><text:span text:style-name="T13_1">Title</text:span><text:span text:style-name="T13_2"><text:s/></text:span><text:span text:style-name="T13_3">of</text:span><text:span text:style-name="T13_4"><text:s/></text:span><text:span text:style-name="T13_5">Project</text:span><text:span text:style-name="T13_6">:</text:span></text:p>
      <text:p text:style-name="P14"><text:span text:style-name="T14_1">Professional</text:span><text:span text:style-name="T14_2"><text:s/></text:span><text:span text:style-name="T14_3">sports</text:span><text:span text:style-name="T14_4">:<text:s/></text:span><text:span text:style-name="T14_5">Does</text:span><text:span text:style-name="T14_6"><text:s/></text:span><text:span text:style-name="T14_7">past</text:span><text:span text:style-name="T14_8"><text:s/></text:span><text:span text:style-name="T14_9">performance</text:span><text:span text:style-name="T14_10"><text:s/></text:span><text:span text:style-name="T14_11">guarantee</text:span><text:span text:style-name="T14_12"><text:s/></text:span><text:span text:style-name="T14_13">future</text:span><text:span text:style-name="T14_14"><text:s/></text:span><text:span text:style-name="T14_15">success</text:span><text:span text:style-name="T14_16">?</text:span></text:p>
      <text:p text:style-name="P15"/>
      <text:p text:style-name="P16"><text:span text:style-name="T16_1">Business</text:span><text:span text:style-name="T16_2"><text:s/></text:span><text:span text:style-name="T16_3">Problem</text:span><text:span text:style-name="T16_4"><text:s/></text:span><text:span text:style-name="T16_5">Statement</text:span><text:span text:style-name="T16_6">:<text:line-break/></text:span><text:span text:style-name="T16_7">Sports</text:span><text:span text:style-name="T16_8"><text:s/></text:span><text:span text:style-name="T16_9">franchise</text:span><text:span text:style-name="T16_10"><text:s/></text:span><text:span text:style-name="T16_11">valuations</text:span><text:span text:style-name="T16_12"><text:s/></text:span><text:span text:style-name="T16_13">depend</text:span><text:span text:style-name="T16_14"><text:s/></text:span><text:span text:style-name="T16_15">largely</text:span><text:span text:style-name="T16_16"><text:s/></text:span><text:span text:style-name="T16_17">on</text:span><text:span text:style-name="T16_18"><text:s/></text:span><text:span text:style-name="T16_19">the</text:span><text:span text:style-name="T16_20"><text:s/></text:span><text:span text:style-name="T16_21">success</text:span><text:span text:style-name="T16_22"><text:s/></text:span><text:span text:style-name="T16_23">of</text:span><text:span text:style-name="T16_24"><text:s/></text:span><text:span text:style-name="T16_25">the</text:span><text:span text:style-name="T16_26"><text:s/></text:span><text:span text:style-name="T16_27">particular</text:span><text:span text:style-name="T16_28"><text:s/></text:span><text:span text:style-name="T16_29">team</text:span><text:span text:style-name="T16_30">.<text:s text:c="2"/></text:span><text:span text:style-name="T16_31">In</text:span><text:span text:style-name="T16_32"><text:s/></text:span><text:span text:style-name="T16_33">order</text:span><text:span text:style-name="T16_34"><text:s/></text:span><text:span text:style-name="T16_35">to</text:span><text:span text:style-name="T16_36"><text:s/></text:span><text:span text:style-name="T16_37">maximize</text:span><text:span text:style-name="T16_38"><text:s/></text:span><text:span text:style-name="T16_39">the</text:span><text:span text:style-name="T16_40"><text:s/></text:span><text:span text:style-name="T16_41">success</text:span><text:span text:style-name="T16_42"><text:s/></text:span><text:span text:style-name="T16_43">of</text:span><text:span text:style-name="T16_44"><text:s/></text:span><text:span text:style-name="T16_45">a</text:span><text:span text:style-name="T16_46"><text:s/></text:span><text:span text:style-name="T16_47">team</text:span><text:span text:style-name="T16_48">,<text:s/></text:span><text:span text:style-name="T16_49">coaches</text:span><text:span text:style-name="T16_50"><text:s/></text:span><text:span text:style-name="T16_51">must</text:span><text:span text:style-name="T16_52"><text:s/></text:span><text:span text:style-name="T16_53">recruit</text:span><text:span text:style-name="T16_54"><text:s/></text:span><text:span text:style-name="T16_55">players</text:span><text:span text:style-name="T16_56"><text:s/></text:span><text:span text:style-name="T16_57">based</text:span><text:span text:style-name="T16_58"><text:s/></text:span><text:span text:style-name="T16_59">on</text:span><text:span text:style-name="T16_60"><text:s/></text:span><text:span text:style-name="T16_61">their</text:span><text:span text:style-name="T16_62"><text:s/></text:span><text:span text:style-name="T16_63">incoming</text:span><text:span text:style-name="T16_64"><text:s/></text:span><text:span text:style-name="T16_65">rank</text:span><text:span text:style-name="T16_66"><text:s/></text:span><text:span text:style-name="T16_67">in</text:span><text:span text:style-name="T16_68"><text:s/></text:span><text:span text:style-name="T16_69">hopes</text:span><text:span text:style-name="T16_70"><text:s/></text:span><text:span text:style-name="T16_71">that</text:span><text:span text:style-name="T16_72"><text:s/></text:span><text:span text:style-name="T16_73">they</text:span><text:span text:style-name="T16_74"><text:s/></text:span><text:span text:style-name="T16_75">will</text:span><text:span text:style-name="T16_76"><text:s/></text:span><text:span text:style-name="T16_77">perform</text:span><text:span text:style-name="T16_78"><text:s/></text:span><text:span text:style-name="T16_79">well</text:span><text:span text:style-name="T16_80"><text:s/></text:span><text:span text:style-name="T16_81">in</text:span><text:span text:style-name="T16_82"><text:s/></text:span><text:span text:style-name="T16_83">the</text:span><text:span text:style-name="T16_84"><text:s/></text:span><text:span text:style-name="T16_85">future</text:span><text:span text:style-name="T16_86">.<text:s/></text:span><text:span text:style-name="T16_87">Our</text:span><text:span text:style-name="T16_88"><text:s/></text:span><text:span text:style-name="T16_89">group</text:span><text:span text:style-name="T16_90"><text:s/></text:span><text:span text:style-name="T16_91">would</text:span><text:span text:style-name="T16_92"><text:s/></text:span><text:span text:style-name="T16_93">like</text:span><text:span text:style-name="T16_94"><text:s/></text:span><text:span text:style-name="T16_95">to</text:span><text:span text:style-name="T16_96"><text:s/></text:span><text:span text:style-name="T16_97">measure</text:span><text:span text:style-name="T16_98"><text:s/></text:span><text:span text:style-name="T16_99">the</text:span><text:span text:style-name="T16_100"><text:s/></text:span><text:span text:style-name="T16_101">success</text:span><text:span text:style-name="T16_102"><text:s/></text:span><text:span text:style-name="T16_103">of</text:span><text:span text:style-name="T16_104"><text:s/></text:span><text:span text:style-name="T16_105">this</text:span><text:span text:style-name="T16_106"><text:s/></text:span><text:span text:style-name="T16_107">methodology</text:span><text:span text:style-name="T16_108">.</text:span></text:p>
      <text:p text:style-name="P17"/>
      <text:p text:style-name="P18"><text:span text:style-name="T18_1">We</text:span><text:span text:style-name="T18_2"><text:s/></text:span><text:span text:style-name="T18_3">would</text:span><text:span text:style-name="T18_4"><text:s/></text:span><text:span text:style-name="T18_5">like</text:span><text:span text:style-name="T18_6"><text:s/></text:span><text:span text:style-name="T18_7">to</text:span><text:span text:style-name="T18_8"><text:s/></text:span><text:span text:style-name="T18_9">look</text:span><text:span text:style-name="T18_10"><text:s/></text:span><text:span text:style-name="T18_11">at</text:span><text:span text:style-name="T18_12"><text:s/></text:span><text:span text:style-name="T18_13">the</text:span><text:span text:style-name="T18_14"><text:s/></text:span><text:span text:style-name="T18_15">ranks</text:span><text:span text:style-name="T18_16"><text:s/></text:span><text:span text:style-name="T18_17">of</text:span><text:span text:style-name="T18_18"><text:s/></text:span><text:span text:style-name="T18_19">incoming</text:span><text:span text:style-name="T18_20"><text:s/></text:span><text:span text:style-name="T18_21">athletes</text:span><text:span text:style-name="T18_22"><text:s/></text:span><text:span text:style-name="T18_23">from</text:span><text:span text:style-name="T18_24"><text:s/></text:span><text:span text:style-name="T18_25">cricket</text:span><text:span text:style-name="T18_26">,<text:s/></text:span><text:span text:style-name="T18_27">football</text:span><text:span text:style-name="T18_28">,<text:s/></text:span><text:span text:style-name="T18_29">and</text:span><text:span text:style-name="T18_30"><text:s/></text:span><text:span text:style-name="T18_31">baseball</text:span><text:span text:style-name="T18_32">,<text:s/></text:span><text:span text:style-name="T18_33">analyze</text:span><text:span text:style-name="T18_34"><text:s/></text:span><text:span text:style-name="T18_35">their</text:span><text:span text:style-name="T18_36"><text:s/></text:span><text:span text:style-name="T18_37">performance</text:span><text:span text:style-name="T18_38"><text:s/></text:span><text:span text:style-name="T18_39">over</text:span><text:span text:style-name="T18_40"><text:s/></text:span><text:span text:style-name="T18_41">time</text:span><text:span text:style-name="T18_42">,<text:s/></text:span><text:span text:style-name="T18_43">and</text:span><text:span text:style-name="T18_44"><text:s/></text:span><text:span text:style-name="T18_45">determine</text:span><text:span text:style-name="T18_46"><text:s/></text:span><text:span text:style-name="T18_47">how</text:span><text:span text:style-name="T18_48"><text:s/></text:span><text:span text:style-name="T18_49">the</text:span><text:span text:style-name="T18_50"><text:s/></text:span><text:span text:style-name="T18_51">ranks</text:span><text:span text:style-name="T18_52"><text:s/></text:span><text:span text:style-name="T18_53">of</text:span><text:span text:style-name="T18_54"><text:s/></text:span><text:span text:style-name="T18_55">incoming</text:span><text:span text:style-name="T18_56"><text:s/></text:span><text:span text:style-name="T18_57">athletes</text:span><text:span text:style-name="T18_58"><text:s/></text:span><text:span text:style-name="T18_59">correlate</text:span><text:span text:style-name="T18_60"><text:s/></text:span><text:span text:style-name="T18_61">to</text:span><text:span text:style-name="T18_62"><text:s/></text:span><text:span text:style-name="T18_63">future</text:span><text:span text:style-name="T18_64"><text:s/></text:span><text:span text:style-name="T18_65">performance</text:span><text:span text:style-name="T18_66">.</text:span></text:p>
      <text:p text:style-name="P19"/>
      <text:p text:style-name="P20"><text:span text:style-name="T20_1">Requirements</text:span><text:span text:style-name="T20_2">:<text:line-break/></text:span><text:span text:style-name="T20_3">Data</text:span><text:span text:style-name="T20_4"><text:s/></text:span><text:span text:style-name="T20_5">sets</text:span><text:span text:style-name="T20_6"><text:s/></text:span><text:span text:style-name="T20_7">from</text:span><text:span text:style-name="T20_8"><text:s/></text:span><text:span text:style-name="T20_9">cricket</text:span><text:span text:style-name="T20_10">,<text:s/></text:span><text:span text:style-name="T20_11">football</text:span><text:span text:style-name="T20_12">,<text:s/></text:span><text:span text:style-name="T20_13">and</text:span><text:span text:style-name="T20_14"><text:s/></text:span><text:span text:style-name="T20_15">baseball</text:span></text:p>
      <text:list text:style-name="LS1" xml:id="list0">
        <text:list-item>
          <text:p text:style-name="P21"><text:span text:style-name="T21_1">Data</text:span><text:span text:style-name="T21_2"><text:s/></text:span><text:span text:style-name="T21_3">set</text:span><text:span text:style-name="T21_4"><text:s/></text:span><text:span text:style-name="T21_5">with</text:span><text:span text:style-name="T21_6"><text:s/></text:span><text:span text:style-name="T21_7">ranks</text:span><text:span text:style-name="T21_8"><text:s/></text:span><text:span text:style-name="T21_9">of</text:span><text:span text:style-name="T21_10"><text:s/></text:span><text:span text:style-name="T21_11">incoming</text:span><text:span text:style-name="T21_12"><text:s/></text:span><text:span text:style-name="T21_13">athletes</text:span></text:p>
        </text:list-item>
        <text:list-item>
          <text:p text:style-name="P22"><text:span text:style-name="T22_1">Data</text:span><text:span text:style-name="T22_2"><text:s/></text:span><text:span text:style-name="T22_3">set</text:span><text:span text:style-name="T22_4"><text:s/></text:span><text:span text:style-name="T22_5">measuring</text:span><text:span text:style-name="T22_6"><text:s/></text:span><text:span text:style-name="T22_7">athlete</text:span><text:span text:style-name="T22_8">’</text:span><text:span text:style-name="T22_9">s</text:span><text:span text:style-name="T22_10"><text:s/></text:span><text:span text:style-name="T22_11">performance</text:span><text:span text:style-name="T22_12"><text:s/></text:span><text:span text:style-name="T22_13">during</text:span><text:span text:style-name="T22_14"><text:s/></text:span><text:span text:style-name="T22_15">professional</text:span><text:span text:style-name="T22_16"><text:s/></text:span><text:span text:style-name="T22_17">period</text:span></text:p>
        </text:list-item>
      </text:list>
      <text:p text:style-name="P23"><text:span text:style-name="T23_1">R</text:span><text:span text:style-name="T23_2">-</text:span><text:span text:style-name="T23_3">studio</text:span></text:p>
      <text:p text:style-name="P24"/>
      <text:p text:style-name="P25"><text:span text:style-name="T25_1">Technique</text:span><text:span text:style-name="T25_2"><text:s/></text:span><text:span text:style-name="T25_3">Identification</text:span><text:span text:style-name="T25_4">:</text:span></text:p>
      <text:p text:style-name="P26"><text:span text:style-name="T26_1">1)<text:s/></text:span><text:span text:style-name="T26_2">Collect</text:span><text:span text:style-name="T26_3"><text:s/></text:span><text:span text:style-name="T26_4">stats</text:span><text:span text:style-name="T26_5"><text:s/></text:span><text:span text:style-name="T26_6">of</text:span><text:span text:style-name="T26_7"><text:s/></text:span><text:span text:style-name="T26_8">players</text:span><text:span text:style-name="T26_9"><text:s/></text:span><text:span text:style-name="T26_10">early</text:span><text:span text:style-name="T26_11"><text:s/></text:span><text:span text:style-name="T26_12">in</text:span><text:span text:style-name="T26_13"><text:s/></text:span><text:span text:style-name="T26_14">their</text:span><text:span text:style-name="T26_15"><text:s/></text:span><text:span text:style-name="T26_16">career</text:span><text:span text:style-name="T26_17"><text:s/>(</text:span><text:span text:style-name="T26_18">i</text:span><text:span text:style-name="T26_19">.</text:span><text:span text:style-name="T26_20">e</text:span><text:span text:style-name="T26_21">.<text:s/></text:span><text:span text:style-name="T26_22">at</text:span><text:span text:style-name="T26_23"><text:s/></text:span><text:span text:style-name="T26_24">lower</text:span><text:span text:style-name="T26_25"><text:s/></text:span><text:span text:style-name="T26_26">levels</text:span><text:span text:style-name="T26_27"><text:s/></text:span><text:span text:style-name="T26_28">of</text:span><text:span text:style-name="T26_29"><text:s/></text:span><text:span text:style-name="T26_30">the</text:span><text:span text:style-name="T26_31"><text:s/></text:span><text:span text:style-name="T26_32">sport</text:span><text:span text:style-name="T26_33">)<text:s/></text:span></text:p>
      <text:p text:style-name="P27"><text:span text:style-name="T27_1">2)<text:s/></text:span><text:span text:style-name="T27_2">Compare</text:span><text:span text:style-name="T27_3"><text:s/></text:span><text:span text:style-name="T27_4">those</text:span><text:span text:style-name="T27_5"><text:s/></text:span><text:span text:style-name="T27_6">with</text:span><text:span text:style-name="T27_7"><text:s/></text:span><text:span text:style-name="T27_8">stats</text:span><text:span text:style-name="T27_9"><text:s/></text:span><text:span text:style-name="T27_10">from</text:span><text:span text:style-name="T27_11"><text:s/></text:span><text:span text:style-name="T27_12">stats</text:span><text:span text:style-name="T27_13"><text:s/></text:span><text:span text:style-name="T27_14">at</text:span><text:span text:style-name="T27_15"><text:s/></text:span><text:span text:style-name="T27_16">the</text:span><text:span text:style-name="T27_17"><text:s/></text:span><text:span text:style-name="T27_18">professional</text:span><text:span text:style-name="T27_19"><text:s/></text:span><text:span text:style-name="T27_20">level</text:span><text:span text:style-name="T27_21">.<text:s text:c="2"/></text:span><text:span text:style-name="T27_22">This</text:span><text:span text:style-name="T27_23"><text:s/></text:span><text:span text:style-name="T27_24">could</text:span><text:span text:style-name="T27_25"><text:s/></text:span><text:span text:style-name="T27_26">be</text:span><text:span text:style-name="T27_27"><text:s/></text:span><text:span text:style-name="T27_28">done</text:span><text:span text:style-name="T27_29"><text:s/></text:span><text:span text:style-name="T27_30">comparing</text:span><text:span text:style-name="T27_31"><text:s/></text:span><text:span text:style-name="T27_32">the</text:span><text:span text:style-name="T27_33"><text:s/></text:span><text:span text:style-name="T27_34">differences</text:span><text:span text:style-name="T27_35"><text:s/></text:span><text:span text:style-name="T27_36">in</text:span><text:span text:style-name="T27_37"><text:s/></text:span><text:span text:style-name="T27_38">mean</text:span><text:span text:style-name="T27_39">,<text:s/></text:span><text:span text:style-name="T27_40">mode</text:span><text:span text:style-name="T27_41">,<text:s/></text:span><text:span text:style-name="T27_42">medium</text:span><text:span text:style-name="T27_43"><text:s/></text:span><text:span text:style-name="T27_44">of</text:span><text:span text:style-name="T27_45"><text:s/></text:span><text:span text:style-name="T27_46">both</text:span><text:span text:style-name="T27_47"><text:s/></text:span><text:span text:style-name="T27_48">sets</text:span><text:span text:style-name="T27_49"><text:s/></text:span><text:span text:style-name="T27_50">of</text:span><text:span text:style-name="T27_51"><text:s/></text:span><text:span text:style-name="T27_52">data</text:span><text:span text:style-name="T27_53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